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h text:outline-level="1">EntMent.com and StartupsBoard.com Specification Document (v2.1)</text:h>
      <text:p>This document outlines the features, workflows, user roles, and design philosophy of two related platforms: EntMent.com and StartupsBoard.com.</text:p>
      <text:h text:outline-level="2">1. Purpose and Positioning</text:h>
      <text:p>EntMent.com and StartupsBoard.com are twin platforms designed to serve early-stage entrepreneurs and their advisors. They enable local, interest-based chat group formation with a strong emphasis on privacy, transparency, voluntary mentorship, and non-commercial collaboration.</text:p>
      <text:h text:outline-level="2">2. Target Users</text:h>
      <text:p>• Ents (Entrepreneurs): Individuals or teams with startup ideas seeking help.</text:p>
      <text:p>• Ments (Mentors): Voluntary advisors.</text:p>
      <text:p>• Investors: Angel investors as specialized Ments.</text:p>
      <text:h text:outline-level="2">3. Core Features</text:h>
      <text:p>• Email-based registration with location setting</text:p>
      <text:p>• Ent-owned and Ment-owned chat groups</text:p>
      <text:p>• Editable commutable territory (IP-default circle or polygon)</text:p>
      <text:p>• Moderation tools for group leaders</text:p>
      <text:p>• Document templates and uploads</text:p>
      <text:p>• Confidentiality controls for private subgroups</text:p>
      <text:h text:outline-level="2">4. Interface Differentiation (UX Strategy)</text:h>
      <text:p>• EntMent: playful, cartoonish, pastel UI</text:p>
      <text:p>• StartupsBoard: structured, professional, text-heavy UI</text:p>
      <text:h text:outline-level="2">5. Demo Group</text:h>
      <text:p>A pinned demonstration group shows a working example of confidentiality flow, chat layout, and document exchange.</text:p>
      <text:h text:outline-level="2">6. Privacy and Document Handling</text:h>
      <text:p>Uploads are public domain unless inside private group.</text:p>
      <text:p>Confidential documents only visible after signing stage 2 NDA.</text:p>
      <text:h text:outline-level="2">7. Ment and Ent Dynamics</text:h>
      <text:p>Ment groups can have multiple mentors, Ent groups have a single founder.</text:p>
      <text:p>Admission to private subgroups controlled by role and confidentiality agreements.</text:p>
      <text:h text:outline-level="2">8. Investor Role</text:h>
      <text:p>Investors join as a special type of Mentor.</text:p>
      <text:p>They get access to a curated investment resource area.</text:p>
      <text:p>May agree to an 'Intent to Donate'.</text:p>
      <text:h text:outline-level="2">9. Chat Group Governance</text:h>
      <text:p>Founders may delegate authority.</text:p>
      <text:p>Private subgroup creation triggers new public view.</text:p>
      <text:p>Group deletion requires unanimous leader consent.</text:p>
      <text:h text:outline-level="2">10. Moderation and Monitoring</text:h>
      <text:p>Human-moderated initially.</text:p>
      <text:p>BeAxa AI moderation stack to be added post-merger.</text:p>
      <text:h text:outline-level="2">11. Resource Library</text:h>
      <text:p>Includes:</text:p>
      <text:p>• Confidentiality templates</text:p>
      <text:p>• Pitch deck guides</text:p>
      <text:p>• Investor documents</text:p>
      <text:p>• Best practices for governance</text:p>
      <text:h text:outline-level="2">12. Hosting and Location</text:h>
      <text:p>Hosted on GoDaddy by a Toronto-based administrator.</text:p>
      <text:h text:outline-level="2">13. User Onboarding Flow</text:h>
      <text:p>Includes:</text:p>
      <text:p>• Role selection (Ent, Ment, Investor)</text:p>
      <text:p>• Editable polygon map area</text:p>
      <text:p>• LinkedIn URL, industry focus, experience tags</text:p>
      <text:h text:outline-level="2">14. Interactive Map Module</text:h>
      <text:p>Leaflet.js or Mapbox integration for polygon zones.</text:p>
      <text:p>Blurred boundary visual, group density overlays.</text:p>
      <text:h text:outline-level="2">15. Avatar + User Labeling</text:h>
      <text:p>Colored avatar borders:</text:p>
      <text:p>• Blue = Ent</text:p>
      <text:p>• Gold = Ment</text:p>
      <text:p>• Green = Investor</text:p>
      <text:p>Badges for founder, moderator, investor.</text:p>
      <text:h text:outline-level="2">16. Chat System Design</text:h>
      <text:p>WebSocket-based system.</text:p>
      <text:p>Threaded public chat and flat private chat.</text:p>
      <text:p>PDF support, emoji, like buttons.</text:p>
      <text:h text:outline-level="2">17. Notifications &amp; Access Control</text:h>
      <text:p>Notification center alerts users to requests, approvals, file updates.</text:p>
      <text:h text:outline-level="2">18. Group Visibility Rules</text:h>
      <text:p>Public groups are searchable and mapped.</text:p>
      <text:p>Private groups require invitation or direct link.</text:p>
      <text:h text:outline-level="2">19. Visual Design Themes</text:h>
      <text:p>EntMent: rounded cards, hover animations.</text:p>
      <text:p>StartupsBoard: tooltips, keyboard navigation, dark header bars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